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. 7 pour Alexandre <text:s/><text:tab/></text:p>
      <text:p text:style-name="Standard">8:47 Alexandre serveur de donn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2T08:44:42</meta:creation-date>
    <dc:date>2013-01-12T08:47:30</dc:date>
    <meta:editing-duration>PT2M2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" meta:word-count="9" meta:character-count="55" meta:non-whitespace-character-count="45"/>
  </office:meta>
</office:document-meta>
</file>